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background-color="#ffff00"/>
    </style:style>
    <style:style style:name="P3" style:family="paragraph" style:parent-style-name="Text_20_body">
      <style:paragraph-properties style:writing-mode="lr-tb"/>
      <style:text-properties fo:font-style="italic" style:font-style-complex="italic"/>
    </style:style>
    <style:style style:name="P4" style:family="paragraph" style:parent-style-name="Text_20_body">
      <style:paragraph-properties style:writing-mode="lr-tb"/>
      <style:text-properties fo:font-style="italic" fo:background-color="#ffff00" style:font-style-complex="italic"/>
    </style:style>
    <style:style style:name="P5" style:family="paragraph" style:parent-style-name="Text_20_body">
      <style:paragraph-properties style:writing-mode="lr-tb"/>
      <style:text-properties fo:font-style="normal" style:font-style-asian="normal" style:font-style-complex="normal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Text_20_body">
      <style:paragraph-properties style:writing-mode="lr-tb"/>
      <style:text-properties fo:font-style="normal" fo:background-color="#ffff00" style:font-style-asian="normal" style:font-style-complex="normal"/>
    </style:style>
    <style:style style:name="P8" style:family="paragraph" style:parent-style-name="Text_20_body">
      <style:paragraph-properties style:writing-mode="lr-tb"/>
      <style:text-properties fo:background-color="#ffff00"/>
    </style:style>
    <style:style style:name="T1" style:family="text">
      <style:text-properties fo:font-weight="bold" style:font-weight-complex="bold"/>
    </style:style>
    <style:style style:name="T2" style:family="text">
      <style:text-properties fo:font-style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DDE_LINK1"/>{Nancy, 2000 #833}<text:bookmark-end text:name="DDE_LINK1"/></text:p>
      <text:p text:style-name="P1"><text:span text:style-name="T1">Nancy, J.-L.</text:span> 2000 <text:span text:style-name="T2">Being singular plural</text:span>, Stanford, Calif.: Stanford University Press.</text:p>
      <text:p text:style-name="P1"/>
      <text:p text:style-name="P2">Being cannot <text:span text:style-name="T2">be </text:span>anything but being-with-another, circulating in the <text:span text:style-name="T2">with </text:span>and as the <text:span text:style-name="T2">with </text:span>of this singularly plural coexistence. 3</text:p>
      <text:p text:style-name="P1">j-l says this as a way of grounding meaning without foundation. There is only circulation, or spacing, 'in all the directions of the space-times' 3</text:p>
      <text:p text:style-name="P2">There is no other meaning than the meaning of circulation. 3</text:p>
      <text:p text:style-name="P2">the city is not primarily “community,” any more than it is primarily “public space.” The city is at least as much the bringing to light of being-in-common <text:span text:style-name="T2">as the dis-position</text:span> (dispersal and disparity) of the community represented as founded in interiority or transcendence. 23</text:p>
      <text:p text:style-name="P2">if Being is Being-with, then it is, in its being-with, the “with” that constitutes Being; the with is not simply an addition 30</text:p>
      <text:p text:style-name="P2">In fact, [what is exposed] is the <text:s/>bare and “content”-less web of “communication.” One could say it is the bare web of the <text:span text:style-name="T2">com- </text:span>(of the <text:span text:style-name="T2">telecom-, </text:span><text:s/>said with an acknowledgment of its independence); that is, it is <text:span text:style-name="T2">our </text:span>web or “us” as web or network, an <text:span text:style-name="T2">us </text:span><text:s/>that is reticulated and spread out, with its extension for an essence and its spacing for a structure. {Nancy, 2000 #833, 8}</text:p>
      <text:p text:style-name="P7">The intuition buried in Marx's work is undoubtedly located in the following ambivalence: at one and the same time, capital exposes the general alienation of the proper – which is the generalized disappropriation, or the appropriation of misery in every sense of the word-- <text:span text:style-name="T3">and </text:span>it exposes the stripping bare of the <text:span text:style-name="T3">with</text:span> as a mark of Being, or as a mark of meaning. 64</text:p>
      <text:p text:style-name="P3">We <text:s/>can never simply be “the we,” understood as a unique subject, or understood as an indistinct “we” that is like a diffuse generality. 65</text:p>
      <text:p text:style-name="P5">Looking at it closely, one will find that the various critiques of “spectacular” alienation are, in the end, grounded on the distinction between a good spectacle and a bad spectacle. 68</text:p>
      <text:p text:style-name="P5">The being-in-itself of “society” is the network and cross-referencing [<text:span text:style-name="T3">le renvoi mutuel</text:span>] of co-existence, that is, <text:span text:style-name="T3">of </text:span>coexistences. That is why every society gives itself its spectacle and gives itself as spectacle, in one form or another. 69</text:p>
      <text:p text:style-name="P3">stuff on capital as baring 73, etc </text:p>
      <text:p text:style-name="P4">Above all else, “body” really means what is outside, insofar as it is outside, next to, against, nearby, with a(n) (other) body, from body to body, in the dis-position. 84</text:p>
      <text:p text:style-name="P1">Beings touch; they are in con-tact with one another; they arrange themselves and distinguish themselves in this way. 96</text:p>
      <text:p text:style-name="P1">Also sutff on the Self as 'structure of the “with”' 96</text:p>
      <text:p text:style-name="P1"/>
      <text:p text:style-name="P2"/>
      <text:p text:style-name="P1">A world is a multiplicity of worlds, and its unity is the mutual sharing and exposition of alls its worlds – within this world. 1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GB" style:font-name-asian="Arial Unicode MS" style:language-asian="zxx" style:country-asian="none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imes New Roman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heading_20_2" style:display-name="heading 2" style:family="paragraph" style:parent-style-name="Heading" style:next-style-name="Text_20_body" style:default-outline-level="2">
      <style:text-properties fo:font-style="italic" fo:font-weight="bold" style:font-name-asian="Times New Roman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date>2009-08-17T22:50:59</dc:date>
    <meta:editing-duration>PT08H29M55S</meta:editing-duration>
    <meta:editing-cycles>6</meta:editing-cycles>
    <dc:creator>abm </dc:creator>
    <meta:document-statistic meta:table-count="0" meta:image-count="0" meta:object-count="0" meta:page-count="1" meta:paragraph-count="17" meta:word-count="470" meta:character-count="2662"/>
  </office:meta>
</office:document-meta>
</file>